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ginRegistry.getInstantiator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Registry.getMockito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Registry.getAnnotation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Registry.getDoNotMockEnfor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Registry.getMock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Registry.getMember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Registry.Plugin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luginRegistry.getMock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Registry.getStackTraceCleaner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